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18e" officeooo:paragraph-rsid="000ea18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erenciamento do Cronograma e Recursos</text:p>
      <text:p text:style-name="P1">A ferramenta <text:span text:style-name="T1">Gantt Project </text:span>nos fornece os meios para organizar a estrutura analítica e visualizar o cronograma, através de um gráfico correlacionado com a lista de escopo contendo todas tarefas pertinentes ao desenvolvimento desse projeto que dispõe a relação entre as tarefas assim como uma visualização clara do custo temporal de cada tarefa durante o proje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7:56:48.973444753</meta:creation-date>
    <meta:print-date>2025-11-22T18:05:46.869566683</meta:print-date>
    <meta:printed-by>Arquivos PDF</meta:printed-by>
    <dc:date>2025-11-22T18:18:15.950288467</dc:date>
    <meta:editing-duration>PT11M15S</meta:editing-duration>
    <meta:editing-cycles>1</meta:editing-cycles>
    <meta:document-statistic meta:table-count="0" meta:image-count="0" meta:object-count="0" meta:page-count="1" meta:paragraph-count="2" meta:word-count="61" meta:character-count="400" meta:non-whitespace-character-count="341"/>
    <meta:generator>LibreOffice/25.2.6.2$Linux_X86_64 LibreOffice_project/520$Build-2</meta:generator>
  </office:meta>
</office:document-meta>
</file>